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gr16" style:family="graphic" style:parent-style-name="standard">
      <style:graphic-properties svg:stroke-color="#ffffff" draw:fill-color="#cad6e3" draw:textarea-horizontal-align="justify" draw:textarea-vertical-align="middle" draw:auto-grow-height="false" fo:min-height="9.118cm" fo:min-width="22.01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186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1.274cm" fo:min-width="5.30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027cm"/>
    </style:style>
    <style:style style:name="gr21" style:family="graphic" style:parent-style-name="standard">
      <style:graphic-properties svg:stroke-color="#000000" draw:fill="none" draw:textarea-vertical-align="middle" draw:auto-grow-height="false" fo:min-height="7.608cm" fo:min-width="0cm"/>
    </style:style>
    <style:style style:name="gr22" style:family="graphic" style:parent-style-name="standard">
      <style:graphic-properties svg:stroke-color="#000000" draw:fill-color="#e5dbe6" draw:textarea-horizontal-align="justify" draw:textarea-vertical-align="middle" draw:auto-grow-height="false" fo:min-height="0.994cm" fo:min-width="2.374cm"/>
    </style:style>
    <style:style style:name="gr23" style:family="graphic" style:parent-style-name="standard">
      <style:graphic-properties svg:stroke-color="#ffffff" draw:fill-color="#f0cb76" draw:textarea-horizontal-align="justify" draw:textarea-vertical-align="middle" draw:auto-grow-height="false" fo:min-height="0.754cm" fo:min-width="3.818cm"/>
    </style:style>
    <style:style style:name="gr24" style:family="graphic" style:parent-style-name="standard">
      <style:graphic-properties svg:stroke-color="#ffffff" draw:fill-color="#f0cb76" draw:textarea-horizontal-align="justify" draw:textarea-vertical-align="middle" draw:auto-grow-height="false" fo:min-height="0.755cm" fo:min-width="3.818cm"/>
    </style:style>
    <style:style style:name="gr25" style:family="graphic" style:parent-style-name="standard">
      <style:graphic-properties svg:stroke-color="#000000" draw:fill-color="#e5dbe6" draw:textarea-horizontal-align="justify" draw:textarea-vertical-align="middle" draw:auto-grow-height="false" fo:min-height="2.178cm" fo:min-width="2.361cm"/>
    </style:style>
    <style:style style:name="gr26" style:family="graphic" style:parent-style-name="standard">
      <style:graphic-properties svg:stroke-color="#ffffff" draw:fill-color="#aebbc9" draw:textarea-horizontal-align="justify" draw:textarea-vertical-align="middle" draw:auto-grow-height="false" fo:min-height="0.32cm" fo:min-width="2.773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-color="#cad6e3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99cc99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e5dbe6"/>
      <style:paragraph-properties fo:text-align="center"/>
    </style:style>
    <style:style style:name="P19" style:family="paragraph">
      <loext:graphic-properties draw:fill-color="#f0cb76"/>
      <style:paragraph-properties fo:text-align="center"/>
    </style:style>
    <style:style style:name="P20" style:family="paragraph">
      <loext:graphic-properties draw:fill-color="#e5dbe6"/>
      <style:paragraph-properties fo:text-align="start"/>
    </style:style>
    <style:style style:name="P21" style:family="paragraph">
      <loext:graphic-properties draw:fill-color="#aebbc9"/>
      <style:paragraph-properties fo:text-align="center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4" draw:text-style-name="P11" draw:layer="layout" svg:width="6.712cm" svg:height="0.962cm" svg:x="0.34cm" svg:y="6.202cm">
          <draw:text-box>
            <text:p><text:span text:style-name="T3">chamber digtial PCR</text:span></text:p>
          </draw:text-box>
        </draw:frame>
        <draw:frame draw:style-name="gr15" draw:text-style-name="P11" draw:layer="layout" svg:width="6.225cm" svg:height="0.962cm" svg:x="0.34cm" svg:y="11.502cm">
          <draw:text-box>
            <text:p><text:span text:style-name="T3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6" draw:text-style-name="P13" draw:layer="layout" svg:width="22.515cm" svg:height="9.368cm" svg:x="8.789cm" svg:y="4.0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" draw:id="id2" draw:layer="layout" svg:width="3.81cm" svg:height="1.27cm" svg:x="15.426cm" svg:y="8.036cm">
          <text:p text:style-name="P1">dpcr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xml:id="id1" draw:id="id1" draw:layer="layout" svg:width="5.8cm" svg:height="1.524cm" svg:x="8.989cm" svg:y="5.334cm">
          <text:p text:style-name="P1">read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xml:id="id3" draw:id="id3" draw:layer="layout" svg:width="5.8cm" svg:height="1.524cm" svg:x="8.991cm" svg:y="7.909cm">
          <text:p text:style-name="P1">qpcr2p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9" draw:text-style-name="P16" draw:layer="layout" svg:x1="14.789cm" svg:y1="6.096cm" svg:x2="17.331cm" svg:y2="8.036cm" draw:start-shape="id1" draw:start-glue-point="1" draw:end-shape="id2" draw:end-glue-point="0" svg:d="M14789 6096h2542v1940" svg:viewBox="0 0 2543 1941">
          <text:p/>
        </draw:connector>
        <draw:frame draw:style-name="gr20" draw:text-style-name="P17" draw:layer="layout" svg:width="8.527cm" svg:height="3.806cm" svg:x="0.262cm" svg:y="4.572cm">
          <draw:text-box>
            <text:list text:style-name="L1">
              <text:list-item>
                <text:p>Raw data</text:p>
              </text:list-item>
              <text:list-item>
                <text:p>Bio-Rad (QX systems)</text:p>
              </text:list-item>
              <text:list-item>
                <text:p>Fluidigm (BioMark)</text:p>
              </text:list-item>
              <text:list-item>
                <text:p>Formulatrix (Constellation)</text:p>
              </text:list-item>
              <text:list-item>
                <text:p>...</text:p>
              </text:list-item>
            </text:list>
          </draw:text-box>
        </draw:frame>
        <draw:connector draw:style-name="gr19" draw:text-style-name="P16" draw:layer="layout" svg:x1="14.791cm" svg:y1="8.671cm" svg:x2="15.426cm" svg:y2="8.671cm" draw:start-shape="id3" draw:start-glue-point="1" draw:end-shape="id2" draw:end-glue-point="3" svg:d="M14791 8671h635" svg:viewBox="0 0 636 1">
          <text:p/>
        </draw:connector>
        <draw:custom-shape draw:style-name="gr18" draw:text-style-name="P15" xml:id="id4" draw:id="id4" draw:layer="layout" svg:width="5.8cm" svg:height="1.524cm" svg:x="8.991cm" svg:y="10.536cm">
          <text:p text:style-name="P1">sim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9" draw:text-style-name="P16" draw:layer="layout" svg:x1="14.791cm" svg:y1="11.298cm" svg:x2="17.331cm" svg:y2="9.306cm" draw:start-shape="id4" draw:start-glue-point="1" draw:end-shape="id2" svg:d="M14791 11298h2540v-1992" svg:viewBox="0 0 2541 1993">
          <text:p/>
        </draw:connector>
        <draw:custom-shape draw:style-name="gr21" draw:text-style-name="P16" draw:layer="layout" svg:width="0.762cm" svg:height="8.29cm" svg:x="25.71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8" draw:layer="layout" svg:width="4.064cm" svg:height="1.758cm" svg:x="26.756cm" svg:y="7.838cm">
          <text:p text:style-name="P1">dpc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9" draw:layer="layout" svg:width="4.318cm" svg:height="1.004cm" svg:x="20.866cm" svg:y="5.158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318cm" svg:height="1.005cm" svg:x="20.866cm" svg:y="6.74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318cm" svg:height="1.005cm" svg:x="20.866cm" svg:y="9.6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318cm" svg:height="1.004cm" svg:x="20.866cm" svg:y="11.191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318cm" svg:height="1.005cm" svg:x="20.866cm" svg:y="6.74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318cm" svg:height="1.004cm" svg:x="20.866cm" svg:y="8.125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0" draw:layer="layout" svg:width="3.556cm" svg:height="3.018cm" svg:x="26.978cm" svg:y="9.914cm">
          <text:p text:style-name="P8">PDF</text:p>
          <text:p text:style-name="P8">HTML</text:p>
          <text:p text:style-name="P8">DOC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6" draw:text-style-name="P21" draw:layer="layout" svg:width="5.841cm" svg:height="1.016cm" svg:x="15.011cm" svg:y="2.686cm">
          <text:p text:style-name="P1">bind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5.841cm" svg:height="1.016cm" svg:x="15.011cm" svg:y="13.687cm">
          <text:p text:style-name="P1">extract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6" draw:layer="layout" svg:width="0.762cm" svg:height="8.29cm" draw:transform="rotate (-3.14159265358979) translate (20.281cm 12.86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5T15:55:04.795235683</dc:date>
    <meta:editing-duration>PT15H52M32S</meta:editing-duration>
    <meta:editing-cycles>30</meta:editing-cycles>
    <meta:generator>LibreOffice/5.0.0.5$Linux_x86 LibreOffice_project/00m0$Build-5</meta:generator>
    <meta:document-statistic meta:object-count="65"/>
  </office:meta>
</office:document-meta>
</file>